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58F000005BAACCD735D.png"/>
  <manifest:file-entry manifest:media-type="image/png" manifest:full-path="Pictures/100000000000013F0000035E07F5FEDE.png"/>
  <manifest:file-entry manifest:media-type="image/png" manifest:full-path="Pictures/100000000000014100000349040509F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109cm" svg:height="19.685cm" svg:x="1.173cm" svg:y="4.175cm">
          <draw:image xlink:href="Pictures/100000000000058F000005BAACCD735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9.56cm" svg:height="25.051cm" svg:x="1.207cm" svg:y="1.409cm">
          <draw:image xlink:href="Pictures/100000000000014100000349040509FC.png" xlink:type="simple" xlink:show="embed" xlink:actuate="onLoad">
            <text:p/>
          </draw:image>
        </draw:frame>
        <draw:frame draw:style-name="gr1" draw:text-style-name="P1" draw:layer="layout" svg:width="9.226cm" svg:height="24.93cm" svg:x="11.16cm" svg:y="1cm">
          <draw:image xlink:href="Pictures/100000000000013F0000035E07F5FED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6T07:25:15</meta:creation-date>
    <meta:print-date>2012-05-16T07:29:18</meta:print-date>
    <dc:date>2012-05-16T07:31:53</dc:date>
    <meta:editing-duration>P0D</meta:editing-duration>
    <meta:editing-cycles>1</meta:editing-cycles>
    <meta:document-statistic meta:object-count="3"/>
    <meta:generator>LibreOffice/3.5$MacOSX_x86 LibreOffice_project/281b639-6baa1d3-ef66a77-d866f25-f36d45f</meta:generator>
  </office:meta>
</office:document-meta>
</file>